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language-asian="sk" style:country-asian="SK"/>
    </style:style>
    <style:style style:name="P5" style:parent-style-name="Normal" style:family="paragraph">
      <style:paragraph-properties fo:text-align="center"/>
      <style:text-properties style:language-asian="sk" style:country-asian="SK"/>
    </style:style>
    <style:style style:name="P6" style:parent-style-name="Normal" style:family="paragraph">
      <style:paragraph-properties fo:text-align="center"/>
      <style:text-properties style:language-asian="sk" style:country-asian="SK"/>
    </style:style>
    <style:style style:name="P7" style:parent-style-name="Normal" style:family="paragraph">
      <style:paragraph-properties fo:text-align="center"/>
      <style:text-properties style:language-asian="sk" style:country-asian="SK"/>
    </style:style>
    <style:style style:name="P8" style:parent-style-name="Normal" style:family="paragraph">
      <style:paragraph-properties fo:text-align="center"/>
      <style:text-properties style:language-asian="sk" style:country-asian="SK"/>
    </style:style>
    <style:style style:name="P9" style:parent-style-name="Normal" style:family="paragraph">
      <style:paragraph-properties fo:text-align="center"/>
      <style:text-properties style:language-asian="sk" style:country-asian="SK"/>
    </style:style>
    <style:style style:name="P10" style:parent-style-name="Normal" style:family="paragraph">
      <style:paragraph-properties fo:text-align="center"/>
      <style:text-properties style:language-asian="sk" style:country-asian="SK"/>
    </style:style>
    <style:style style:name="P11" style:parent-style-name="Normal" style:family="paragraph">
      <style:paragraph-properties fo:text-align="center"/>
      <style:text-properties style:language-asian="sk" style:country-asian="SK"/>
    </style:style>
    <style:style style:name="P12" style:parent-style-name="Normal" style:family="paragraph">
      <style:paragraph-properties fo:text-align="center"/>
      <style:text-properties style:language-asian="sk" style:country-asian="SK"/>
    </style:style>
    <style:style style:name="P13" style:parent-style-name="Normal" style:family="paragraph">
      <style:paragraph-properties fo:text-align="center"/>
      <style:text-properties style:language-asian="sk" style:country-asian="SK"/>
    </style:style>
    <style:style style:name="P14" style:parent-style-name="Heading1" style:family="paragraph">
      <style:paragraph-properties fo:text-align="center"/>
      <style:text-properties fo:font-size="26pt" style:font-size-asian="26pt" style:language-asian="sk" style:country-asian="SK"/>
    </style:style>
    <style:style style:name="P15" style:parent-style-name="Normal" style:family="paragraph">
      <style:paragraph-properties fo:text-align="center"/>
      <style:text-properties style:language-asian="sk" style:country-asian="SK"/>
    </style:style>
    <style:style style:name="P16" style:parent-style-name="Normal" style:family="paragraph">
      <style:paragraph-properties fo:text-align="center"/>
      <style:text-properties style:language-asian="sk" style:country-asian="SK"/>
    </style:style>
    <style:style style:name="P17" style:parent-style-name="Normal" style:family="paragraph">
      <style:paragraph-properties fo:text-align="center"/>
      <style:text-properties style:language-asian="sk" style:country-asian="SK"/>
    </style:style>
    <style:style style:name="P18" style:parent-style-name="Normal" style:family="paragraph">
      <style:paragraph-properties fo:text-align="center"/>
      <style:text-properties style:language-asian="sk" style:country-asian="SK"/>
    </style:style>
    <style:style style:name="P19" style:parent-style-name="Normal" style:family="paragraph">
      <style:paragraph-properties fo:text-align="center"/>
      <style:text-properties style:language-asian="sk" style:country-asian="SK"/>
    </style:style>
    <style:style style:name="P20" style:parent-style-name="Normal" style:family="paragraph">
      <style:paragraph-properties fo:text-align="center"/>
      <style:text-properties style:language-asian="sk" style:country-asian="SK"/>
    </style:style>
    <style:style style:name="P21" style:parent-style-name="Normal" style:family="paragraph">
      <style:paragraph-properties fo:text-align="center"/>
      <style:text-properties style:language-asian="sk" style:country-asian="SK"/>
    </style:style>
    <style:style style:name="P22" style:parent-style-name="Normal" style:family="paragraph">
      <style:paragraph-properties fo:text-align="center"/>
      <style:text-properties style:language-asian="sk" style:country-asian="SK"/>
    </style:style>
    <style:style style:name="P23" style:parent-style-name="Normal" style:family="paragraph">
      <style:paragraph-properties fo:text-align="center"/>
      <style:text-properties style:language-asian="sk" style:country-asian="SK"/>
    </style:style>
    <style:style style:name="P24" style:parent-style-name="Normal" style:family="paragraph">
      <style:paragraph-properties fo:text-align="center"/>
      <style:text-properties style:language-asian="sk" style:country-asian="SK"/>
    </style:style>
    <style:style style:name="P25" style:parent-style-name="Normal" style:family="paragraph">
      <style:paragraph-properties fo:text-align="center"/>
      <style:text-properties style:language-asian="sk" style:country-asian="SK"/>
    </style:style>
    <style:style style:name="P26" style:parent-style-name="NoSpacing" style:family="paragraph">
      <style:text-properties style:language-asian="sk" style:country-asian="SK"/>
    </style:style>
    <style:style style:name="P27" style:parent-style-name="NoSpacing" style:family="paragraph">
      <style:text-properties style:language-asian="sk" style:country-asian="SK"/>
    </style:style>
    <style:style style:name="P28" style:parent-style-name="NoSpacing" style:family="paragraph">
      <style:text-properties style:language-asian="sk" style:country-asian="SK"/>
    </style:style>
    <style:style style:name="P29" style:parent-style-name="NoSpacing" style:family="paragraph">
      <style:text-properties style:language-asian="sk" style:country-asian="SK"/>
    </style:style>
    <style:style style:name="P30" style:parent-style-name="Heading2" style:family="paragraph">
      <style:paragraph-properties fo:break-before="page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h text:style-name="P14" text:outline-level="1">Špecifikácia Komponentov</text:h>
      <text:p text:style-name="P15">Projektu softvér na tvorbu e-publikácii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Branislav Bohumel</text:p>
      <text:p text:style-name="P27">Roman Brojo</text:p>
      <text:p text:style-name="P28">Eduard Princ</text:p>
      <text:p text:style-name="P29">Matúš Plch</text:p>
      <text:soft-page-break/>
      <text:h text:style-name="P30" text:outline-level="2">1. Komponent add Geogebra</text:h>
      <text:p text:style-name="Normal">Umožní používateľovi pridať file exportovaný geogebrou na stránku. Na stránke si tento export zachová interaktivitu. Samotný file nie je nijak upraviteľný pomocou tohto software, je len zobrazovaný.</text:p>
      <text:h text:style-name="Heading3" text:outline-level="3">1.1 getGeogebra()</text:h>
      <text:p text:style-name="Normal">Súbor z úložiska vloží do dokumentu.</text:p>
      <text:h text:style-name="Heading3" text:outline-level="3">1.2 addGeogebra()<text:s/></text:h>
      <text:p text:style-name="Normal">Pridá súbor do úložiska.</text:p>
      <text:h text:style-name="Heading3" text:outline-level="3">1.3 cleanUp()</text:h>
      <text:p text:style-name="Normal">Prezrie dokumenty a každý nevyužitý súbor vymaže.</text:p>
      <text:h text:style-name="Heading2" text:outline-level="2">2. Komponent add HotPotatoes</text:h>
      <text:p text:style-name="Normal">Umožní používateľovi pridať file exportovaný HotPotatoes na stránku. Na stránke si tento export zachová interaktivitu. Samotný file nie je nijak upraviteľný pomocou tohto software, je len zobrazovaný.</text:p>
      <text:h text:style-name="Heading3" text:outline-level="3">2.1 getHP()</text:h>
      <text:p text:style-name="Normal">Súbor z úložiska vloží do dokumentu.</text:p>
      <text:h text:style-name="Heading3" text:outline-level="3">2.2 addHP ()</text:h>
      <text:p text:style-name="Normal">Pridá súbor do úložiska.</text:p>
      <text:h text:style-name="Heading3" text:outline-level="3">2.3 cleanUp()</text:h>
      <text:p text:style-name="Normal">Prezrie dokumenty a každý nevyužitý súbor vymaže.</text:p>
      <text:h text:style-name="Heading2" text:outline-level="2">3. Backup</text:h>
      <text:p text:style-name="Normal">Všetky dokumenty sa na serveri každý deň prekopírujú do priečinka so zálohami, z ktorého ich môže admin manuálne zálohu obnoviť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2-11T16:55:00Z</meta:creation-date>
    <dc:date>2014-12-11T16:55:00Z</dc:date>
    <meta:print-date>2014-12-11T16:55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56" meta:character-count="1048" meta:row-count="7" meta:non-whitespace-character-count="894"/>
  </office:meta>
</office:document-meta>
</file>